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line-through-type="single"/>
    </style:style>
    <style:style style:name="T2" style:family="text">
      <style:text-properties fo:font-style="italic" style:text-line-through-type="single"/>
    </style:style>
  </office:automatic-styles>
  <office:body>
    <office:text>
      <text:p text:style-name="Normal"/>
      <text:p text:style-name="Normal"><text:span text:style-name="T1">“H-how are you doing?” she asked.</text:span></text:p>
      <text:p text:style-name="Normal"><text:span text:style-name="T1">You looked away.</text:span></text:p>
      <text:p text:style-name="Normal"><text:span text:style-name="T1">“I’m... fine, I guess,” were you always the type to avoid eye contact like this? “What about you? It’s pretty unusual to see you here so early, did something happen?”</text:span></text:p>
      <text:p text:style-name="Normal"><text:span text:style-name="T2">Ah, you’re concerned about me again.</text:span></text:p>
      <text:p text:style-name="Normal"><text:span text:style-name="T1">“Nothing, actually. I just happened to wake up early this morning. I guess I’m doing fine too.”</text:span></text:p>
      <text:p text:style-name="Normal"><text:span text:style-name="T1">“I see, that’s great,” you smiled.</text:span></text:p>
      <text:p text:style-name="Normal"><text:span text:style-name="T1">There was something on her mind, though. It’s been there since she first saw you today.</text:span></text:p>
      <text:p text:style-name="Normal"><text:span text:style-name="T1">“Um, what are you reading?” She pointed at the book.</text:span></text:p>
      <text:p text:style-name="Normal"><text:span text:style-name="T1">“This? Hm... How do I put it...? It’s a collection of short stories. Apparently they all take place in the same world. I’m still in the middle of the first one though.”</text:span></text:p>
      <text:p text:style-name="Normal"><text:span text:style-name="T2">So it’s the first story that captured you,</text:span></text:p>
      <text:p text:style-name="Normal"><text:span text:style-name="T1">“Then, what’s the first story about?” she asked.</text:span></text:p>
      <text:p text:style-name="Normal"><text:span text:style-name="T1">Without saying anything, you closed the book, looked at the cover, and appearing satisfied, handed it to her.</text:span></text:p>
      <text:p text:style-name="Normal"><text:span text:style-name="T1">“...?”</text:span></text:p>
      <text:p text:style-name="Normal"><text:span text:style-name="T1">“They named the entire collection after the first story, and designed the cover based on it too,” you explained. The book was titled ‘Night Train to the Stars’, and as she took a proper look at the cover, </text:span><text:span text:style-name="T2">it’s winter-coloured, </text:span><text:span text:style-name="T1">she thought. It wasn’t, but she could be forgiven for thinking so: it depicted a countryside with a mountain in the background, all under a pink sky. The mountain had been coloured red, in contrast to the pure white snow covering its peak. </text:span><text:span text:style-name="T2">Mount Santa Claus?</text:span><text:span text:style-name="T1"> An equally white road zigzagged from its foot all the way to the reader. The ground to the left and right of this road was sometimes green, sometimes red like the mountain. And, flying above it, there was a steam locomotive tugging a long row of passenger cars. All around the train, it was snowing flakes of light. Despite the palette being warm, putting all these elements together did give a winter-y feel.</text:span></text:p>
      <text:p text:style-name="Normal"><text:span text:style-name="T1">“What do you think it’s about?” you returned the question.</text:span></text:p>
      <text:p text:style-name="Normal"><text:span text:style-name="T2">Night train to the stars... </text:span><text:span text:style-name="T1">The title made the answer rather obvious, “a train that takes you to the stars...”, almost too obvious. But it did also do the courtesy of raising a more important, more pressing question:</text:span></text:p>
      <text:p text:style-name="Normal"><text:span text:style-name="T1">“Do you think this train passes by here too, sometimes?” she looked you in the eye.</text:span></text:p>
      <text:p text:style-name="Normal"><text:span text:style-name="T1">You blinked once, twice.</text:span></text:p>
      <text:p text:style-name="Normal"><text:span text:style-name="T1">“You know, I was wondering that too earlier,” you answered.</text:span></text:p>
      <text:p text:style-name="Normal"><text:span text:style-name="T1">Then you both turned in the direction of the local train station, half-expecting a steam engine to come down from the skies above it. Predictably, your expectations weren’t met. She crossed her arms and, raising a hand to her chin, contemplated why that was:</text:span></text:p>
      <text:p text:style-name="Normal"><text:span text:style-name="T1">“Well, it is a night train, so I guess it only comes out at night.”</text:span></text:p>
      <text:p text:style-name="Normal"><text:span text:style-name="T1">“That’s true. But when there’s a night train there’s also usually a corresponding day train, isn’t there?”</text:span></text:p>
      <text:p text:style-name="Normal"><text:span text:style-name="T1">The two of you looked to the skies once again with renewed hopes, only to be disappointed by the appalling lack of flying trains. </text:span></text:p>
      <text:p text:style-name="Normal"><text:span text:style-name="T1">“...”</text:span></text:p>
      <text:p text:style-name="Normal"><text:span text:style-name="T1">She frowned.</text:span></text:p>
      <text:p text:style-name="Normal"><text:span text:style-name="T1">“...”</text:span></text:p>
      <text:p text:style-name="Normal"><text:span text:style-name="T1">As did you. What was the government doing? Where is the tax money going? Certainly not in flying trains, that much was clear. </text:span></text:p>
      <text:p text:style-name="Normal"><text:span text:style-name="T1">“Whoever the current minister of transport is, they don’t have their priorities straight,” she shook her head.</text:span></text:p>
      <text:p text:style-name="Normal"><text:span text:style-name="T1">But she was the type to search for the good in people, so she wondered whether there was a more rational reason as to why the sky was devoid of trains.</text:span></text:p>
      <text:p text:style-name="Normal"><text:span text:style-name="T1">“Maybe the train really only passes at night. You know, it’s a train to the stars, and stars only come out at night.” </text:span><text:span text:style-name="T2">Not counting the sun.</text:span></text:p>
      <text:p text:style-name="Normal"><text:span text:style-name="T1">“Oh, I see, I hadn’t thought of that... Maybe we’ll just have to wait then.”</text:span></text:p>
      <text:p text:style-name="Normal"><text:span text:style-name="T1">“</text:span></text:p>
      <text:p text:style-name="Normal"/>
      <text:p text:style-name="Normal"/>
      <text:p text:style-name="Normal"/>
      <text:p text:style-name="Normal"/>
      <text:p text:style-name="Normal"><text:span text:style-name="T1">“Ah, um, so where are you going today?”</text:span></text:p>
      <text:p text:style-name="Normal"><text:span text:style-name="T2">YOU ABSOLUTE MORON!!!</text:span></text:p>
      <text:p text:style-name="Normal"><text:span text:style-name="T1">“...? Um, to school?”</text:span></text:p>
      <text:p text:style-name="Normal"><text:span text:style-name="T1">“R-right, yeah, me too, haha. Hahaha.” Internally she was holding her head in shame.</text:span></text:p>
      <text:p text:style-name="Normal"><text:span text:style-name="T1">“...?? Is everything alright? I mean, I don’t mean to pry but I’ve never seen you here so early, did something happen?”</text:span></text:p>
      <text:p text:style-name="Normal"><text:span text:style-name="T2">Ah... There you go worrying about me again. </text:span><text:span text:style-name="T1">She was glad you did, but she was sorry you had to.</text:span></text:p>
      <text:p text:style-name="Normal"><text:span text:style-name="T1">“*Sigh* Sorry, no, I’m fine. I guess mornings are just not for me,” </text:span><text:span text:style-name="T2">I want to go home...</text:span></text:p>
      <text:p text:style-name="Normal"><text:span text:style-name="T1">You had a look of concern on your face,</text:span></text:p>
      <text:p text:style-name="Normal"><text:span text:style-name="T1">“... You really make me worry sometimes, you know.”</text:span></text:p>
      <text:p text:style-name="Normal"><text:span text:style-name="T2">...</text:span></text:p>
      <text:p text:style-name="Normal"><text:span text:style-name="T2">...</text:span></text:p>
      <text:p text:style-name="Normal"><text:span text:style-name="T2">... Huh?</text:span></text:p>
      <text:p text:style-name="Normal"><text:span text:style-name="T1">Her heart had skipped a beat. Her eyes looked away. You spelling it out like that made her incredibly happy, although she did her best not to show it.</text:span></text:p>
      <text:p text:style-name="Normal"><text:span text:style-name="T1">“Yeah, sorry about that...” </text:span></text:p>
      <text:p text:style-name="Normal"><text:span text:style-name="T1">She let out another, deeper sigh, and it took with it her fluster in exchange for much of her energy, “what about you? How are you doing?”</text:span></text:p>
      <text:p text:style-name="Normal"><text:span text:style-name="T1">“I’m... Fine, I guess.”</text:span></text:p>
      <text:p text:style-name="Normal"><text:span text:style-name="T1">That didn’t sound very convincing, but she didn’t wish to pry either.</text:span></text:p>
      <text:p text:style-name="Normal"><text:span text:style-name="T1">“I see, that’s nice.” </text:span></text:p>
      <text:p text:style-name="Normal"><text:span text:style-name="T1">And besides, there was something else on her mind:</text:span></text:p>
      <text:p text:style-name="Normal"><text:span text:style-name="T1">“Um, what are you reading?” she looked at the book still open in your hands.</text:span></text:p>
      <text:p text:style-name="Normal"><text:span text:style-name="T1">“This? Hm... How do I put it...? It’s a collection of short stories. Apparently they all take place in the same world. I’m still in the middle of the first one though.”</text:span></text:p>
      <text:p text:style-name="Normal"><text:span text:style-name="T2">So it’s the first story that captured you,</text:span></text:p>
      <text:p text:style-name="Normal"><text:span text:style-name="T1">“Then, what’s the first story about?” she asked.</text:span></text:p>
      <text:p text:style-name="Normal"><text:span text:style-name="T1">Without saying anything, you closed the book, looked at the cover, and appearing satisfied, handed it to her.</text:span></text:p>
      <text:p text:style-name="Normal"><text:span text:style-name="T1">“...?”</text:span></text:p>
      <text:p text:style-name="Normal"><text:span text:style-name="T1">“They named the entire collection after the first story,” you explained. The title was ‘Night Train to the Stars’, and on the cover was a steam locomotive flying over a countryside. All around the locomotive, it was snowing flakes of light, as though it was the stars in the sky that came to it. The idea intrigued her, she could start to see why you looked so into it.</text:span></text:p>
      <text:p text:style-name="Normal"><text:span text:style-name="T1">“Do you think this train passes through here too, every once in a while?” it was a question she felt like asking, so she asked it, “it would be nice if it did.”</text:span></text:p>
      <text:p text:style-name="Normal"><text:span text:style-name="T1">Her question probably sounded stupid, or strange at best, but she was too mentally tired to care, she didn’t feel like pretending that it wasn’t something she wanted to genuinely ask. And besides, she trusted your kindness. She wasn’t disappointed. </text:span></text:p>
      <text:p text:style-name="Normal"><text:span text:style-name="T1">At first, you looked surprised, then, you looked glad.</text:span></text:p>
      <text:p text:style-name="Normal"><text:span text:style-name="T1">“I was thinking that too, earlier,” you turned in the vague direction of the train station, maybe searching for locomotives in the skies above it, “it really would be nice if it passed through our station.”</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